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SET{SID-08696931-N : Words[W-08696931-N-1-European_country, W-08696931-N-2-European_nation]}</text:p>
      <text:p text:style-name="P1">SYNSET{SID-08441203-N : Words[W-08441203-N-1-law, W-08441203-N-2-jurisprudence]}</text:p>
      <text:p text:style-name="P1">SYNSET{SID-02064745-A : Words[W-02064745-A-1-different]}</text:p>
      <text:p text:style-name="P1">SYNSET{SID-09044862-N : Words[W-09044862-N-1-United_States, W-09044862-N-2-United_States_of_America, W-09044862-N-3-America, W-09044862-N-4-the_States, W-09044862-N-5-US, W-09044862-N-6-U.S., W-09044862-N-7-USA, W-09044862-N-8-U.S.A.]}</text:p>
      <text:p text:style-name="P1">inputText: marriage is defined as a family unit based on a heterosexual contract</text:p>
      <text:p text:style-name="P1">annotations:</text:p>
      <text:p text:style-name="P1">SYNSET{SID-07989373-N : Words[W-07989373-N-1-marriage, W-07989373-N-2-married_couple, W-07989373-N-3-man_and_wife]}</text:p>
      <text:p text:style-name="P1">SYNSET{SID-02611630-V : Words[W-02611630-V-1-specify, W-02611630-V-2-define, W-02611630-V-3-delineate, W-02611630-V-4-delimit, W-02611630-V-5-delimitate]}</text:p>
      <text:p text:style-name="Standard"/>
      <text:p text:style-name="Standard"/>
      <text:p text:style-name="Standard">elementData<text:tab/>Object[10] <text:s/>(id=128)<text:tab/></text:p>
      <text:p text:style-name="Standard"><text:tab/>[0]<text:tab/>JSONObject <text:s/>(id=109)<text:tab/></text:p>
      <text:p text:style-name="Standard"><text:tab/><text:tab/>entrySet<text:tab/>HashMap$EntrySet <text:s/>(id=148)<text:tab/></text:p>
      <text:p text:style-name="Standard"><text:tab/><text:tab/>keySet<text:tab/>null<text:tab/></text:p>
      <text:p text:style-name="Standard"><text:tab/><text:tab/>loadFactor<text:tab/>0.75<text:tab/></text:p>
      <text:p text:style-name="Standard"><text:tab/><text:tab/>modCount<text:tab/>6<text:tab/></text:p>
      <text:p text:style-name="Standard"><text:tab/><text:tab/>size<text:tab/>6<text:tab/></text:p>
      <text:p text:style-name="Standard"><text:tab/><text:tab/>table<text:tab/>HashMap$Node&lt;K,V&gt;[16] <text:s/>(id=151)<text:tab/></text:p>
      <text:p text:style-name="Standard"><text:tab/><text:tab/><text:tab/>[2]<text:tab/>HashMap$Node&lt;K,V&gt; <text:s/>(id=155)<text:tab/></text:p>
      <text:p text:style-name="Standard"><text:tab/><text:tab/><text:tab/><text:tab/>hash<text:tab/>1232314226<text:tab/></text:p>
      <text:p text:style-name="Standard"><text:tab/><text:tab/><text:tab/><text:tab/>key<text:tab/>"WordEndIndex" (id=165)<text:tab/></text:p>
      <text:p text:style-name="Standard"><text:tab/><text:tab/><text:tab/><text:tab/>next<text:tab/>null<text:tab/></text:p>
      <text:p text:style-name="Standard"><text:tab/><text:tab/><text:tab/><text:tab/>value<text:tab/>Integer <text:s/>(id=166)<text:tab/></text:p>
      <text:p text:style-name="Standard"><text:tab/><text:tab/><text:tab/>[3]<text:tab/>HashMap$Node&lt;K,V&gt; <text:s/>(id=156)<text:tab/></text:p>
      <text:p text:style-name="Standard"><text:tab/><text:tab/><text:tab/><text:tab/>hash<text:tab/>-860510157<text:tab/></text:p>
      <text:p text:style-name="Standard"><text:tab/><text:tab/><text:tab/><text:tab/>key<text:tab/>"WordNetOffset" (id=171)<text:tab/></text:p>
      <text:p text:style-name="Standard"><text:tab/><text:tab/><text:tab/><text:tab/>next<text:tab/>null<text:tab/></text:p>
      <text:p text:style-name="Standard"><text:tab/><text:tab/><text:tab/><text:tab/>value<text:tab/>"[07989373n]" (id=111)<text:tab/></text:p>
      <text:p text:style-name="Standard"><text:tab/><text:tab/><text:tab/>[6]<text:tab/>HashMap$Node&lt;K,V&gt; <text:s/>(id=157)<text:tab/></text:p>
      <text:p text:style-name="Standard"><text:tab/><text:tab/><text:tab/><text:tab/>hash<text:tab/>937061542<text:tab/></text:p>
      <text:p text:style-name="Standard"><text:tab/><text:tab/><text:tab/><text:tab/>key<text:tab/>"BSynset" (id=176)<text:tab/></text:p>
      <text:p text:style-name="Standard"><text:tab/><text:tab/><text:tab/><text:tab/>next<text:tab/>null<text:tab/></text:p>
      <text:p text:style-name="Standard"><text:tab/><text:tab/><text:tab/><text:tab/>value<text:tab/>"marriage#n#2" (id=177)<text:tab/></text:p>
      <text:p text:style-name="Standard"><text:tab/><text:tab/><text:tab/>[7]<text:tab/>HashMap$Node&lt;K,V&gt; <text:s/>(id=158)<text:tab/></text:p>
      <text:p text:style-name="Standard"><text:tab/><text:tab/><text:tab/><text:tab/>hash<text:tab/>2072254455<text:tab/></text:p>
      <text:p text:style-name="Standard"><text:tab/><text:tab/><text:tab/><text:tab/>key<text:tab/>"WordBeginIndex" (id=180)<text:tab/></text:p>
      <text:p text:style-name="Standard"><text:tab/><text:tab/><text:tab/><text:tab/>next<text:tab/>null<text:tab/></text:p>
      <text:p text:style-name="Standard"><text:tab/><text:tab/><text:tab/><text:tab/>value<text:tab/>Integer <text:s/>(id=181)<text:tab/></text:p>
      <text:p text:style-name="Standard"><text:tab/><text:tab/><text:tab/><text:tab/><text:tab/>value<text:tab/>0<text:tab/></text:p>
      <text:p text:style-name="Standard"><text:tab/><text:tab/><text:tab/>[9]<text:tab/>HashMap$Node&lt;K,V&gt; <text:s/>(id=159)<text:tab/></text:p>
      <text:p text:style-name="Standard"><text:tab/><text:tab/><text:tab/><text:tab/>hash<text:tab/>1982113721<text:tab/></text:p>
      <text:p text:style-name="Standard"><text:soft-page-break/><text:tab/><text:tab/><text:tab/><text:tab/>key<text:tab/>"BabeId" (id=185)<text:tab/></text:p>
      <text:p text:style-name="Standard"><text:tab/><text:tab/><text:tab/><text:tab/>next<text:tab/>null<text:tab/></text:p>
      <text:p text:style-name="Standard"><text:tab/><text:tab/><text:tab/><text:tab/>value<text:tab/>"bn:00053107n" (id=186)<text:tab/></text:p>
      <text:p text:style-name="Standard"><text:tab/><text:tab/><text:tab/>[12]<text:tab/>HashMap$Node&lt;K,V&gt; <text:s/>(id=162)<text:tab/></text:p>
      <text:p text:style-name="Standard"><text:tab/><text:tab/><text:tab/><text:tab/>hash<text:tab/>93014780<text:tab/></text:p>
      <text:p text:style-name="Standard"><text:tab/><text:tab/><text:tab/><text:tab/>key<text:tab/>"WordText" (id=189)<text:tab/></text:p>
      <text:p text:style-name="Standard"><text:tab/><text:tab/><text:tab/><text:tab/>next<text:tab/>null<text:tab/></text:p>
      <text:p text:style-name="Standard"><text:tab/><text:tab/><text:tab/><text:tab/>value<text:tab/>"marriage" (id=190)<text:tab/></text:p>
      <text:p text:style-name="Standard"><text:tab/><text:tab/>threshold<text:tab/>12<text:tab/></text:p>
      <text:p text:style-name="Standard"><text:tab/><text:tab/>values<text:tab/>null<text:tab/></text:p>
      <text:p text:style-name="Standard"><text:tab/>[1]<text:tab/>JSONObject <text:s/>(id=113)<text:tab/></text:p>
      <text:p text:style-name="Standard"><text:tab/><text:tab/>entrySet<text:tab/>HashMap$EntrySet <text:s/>(id=273)<text:tab/></text:p>
      <text:p text:style-name="Standard"><text:tab/><text:tab/>keySet<text:tab/>null<text:tab/></text:p>
      <text:p text:style-name="Standard"><text:tab/><text:tab/>loadFactor<text:tab/>0.75<text:tab/></text:p>
      <text:p text:style-name="Standard"><text:tab/><text:tab/>modCount<text:tab/>6<text:tab/></text:p>
      <text:p text:style-name="Standard"><text:tab/><text:tab/>size<text:tab/>6<text:tab/></text:p>
      <text:p text:style-name="Standard"><text:tab/><text:tab/>table<text:tab/>HashMap$Node&lt;K,V&gt;[16] <text:s/>(id=274)<text:tab/></text:p>
      <text:p text:style-name="Standard"><text:tab/><text:tab/><text:tab/>[2]<text:tab/>HashMap$Node&lt;K,V&gt; <text:s/>(id=275)<text:tab/></text:p>
      <text:p text:style-name="Standard"><text:tab/><text:tab/><text:tab/><text:tab/>hash<text:tab/>1232314226<text:tab/></text:p>
      <text:p text:style-name="Standard"><text:tab/><text:tab/><text:tab/><text:tab/>key<text:tab/>"WordEndIndex" (id=165)<text:tab/></text:p>
      <text:p text:style-name="Standard"><text:tab/><text:tab/><text:tab/><text:tab/>next<text:tab/>null<text:tab/></text:p>
      <text:p text:style-name="Standard"><text:tab/><text:tab/><text:tab/><text:tab/>value<text:tab/>Integer <text:s/>(id=281)<text:tab/></text:p>
      <text:p text:style-name="Standard"><text:tab/><text:tab/><text:tab/>[3]<text:tab/>HashMap$Node&lt;K,V&gt; <text:s/>(id=276)<text:tab/></text:p>
      <text:p text:style-name="Standard"><text:tab/><text:tab/><text:tab/><text:tab/>hash<text:tab/>-860510157<text:tab/></text:p>
      <text:p text:style-name="Standard"><text:tab/><text:tab/><text:tab/><text:tab/>key<text:tab/>"WordNetOffset" (id=171)<text:tab/></text:p>
      <text:p text:style-name="Standard"><text:tab/><text:tab/><text:tab/><text:tab/>next<text:tab/>null<text:tab/></text:p>
      <text:p text:style-name="Standard"><text:tab/><text:tab/><text:tab/><text:tab/>value<text:tab/>"[02611630v]" (id=115)<text:tab/></text:p>
      <text:p text:style-name="Standard"><text:tab/><text:tab/><text:tab/>[6]<text:tab/>HashMap$Node&lt;K,V&gt; <text:s/>(id=277)<text:tab/></text:p>
      <text:p text:style-name="Standard"><text:tab/><text:tab/><text:tab/><text:tab/>hash<text:tab/>937061542<text:tab/></text:p>
      <text:p text:style-name="Standard"><text:tab/><text:tab/><text:tab/><text:tab/>key<text:tab/>"BSynset" (id=176)<text:tab/></text:p>
      <text:p text:style-name="Standard"><text:tab/><text:tab/><text:tab/><text:tab/>next<text:tab/>null<text:tab/></text:p>
      <text:p text:style-name="Standard"><text:tab/><text:tab/><text:tab/><text:tab/>value<text:tab/>"specify#v#3" (id=282)<text:tab/></text:p>
      <text:p text:style-name="Standard"><text:tab/><text:tab/><text:tab/>[7]<text:tab/>HashMap$Node&lt;K,V&gt; <text:s/>(id=278)<text:tab/></text:p>
      <text:p text:style-name="Standard"><text:tab/><text:tab/><text:tab/><text:tab/>hash<text:tab/>2072254455<text:tab/></text:p>
      <text:p text:style-name="Standard"><text:tab/><text:tab/><text:tab/><text:tab/>key<text:tab/>"WordBeginIndex" (id=180)<text:tab/></text:p>
      <text:p text:style-name="Standard"><text:tab/><text:tab/><text:tab/><text:tab/>next<text:tab/>null<text:tab/></text:p>
      <text:p text:style-name="Standard"><text:tab/><text:tab/><text:tab/><text:tab/>value<text:tab/>Integer <text:s/>(id=283)<text:tab/></text:p>
      <text:p text:style-name="Standard"><text:tab/><text:tab/><text:tab/>[9]<text:tab/>HashMap$Node&lt;K,V&gt; <text:s/>(id=279)<text:tab/></text:p>
      <text:p text:style-name="Standard"><text:tab/><text:tab/><text:tab/><text:tab/>hash<text:tab/>1982113721<text:tab/></text:p>
      <text:p text:style-name="Standard"><text:tab/><text:tab/><text:tab/><text:tab/>key<text:tab/>"BabeId" (id=185)<text:tab/></text:p>
      <text:p text:style-name="Standard"><text:tab/><text:tab/><text:tab/><text:tab/>next<text:tab/>null<text:tab/></text:p>
      <text:p text:style-name="Standard"><text:tab/><text:tab/><text:tab/><text:tab/>value<text:tab/>"bn:00086464v" (id=284)<text:tab/></text:p>
      <text:p text:style-name="Standard"><text:tab/><text:tab/><text:tab/>[12]<text:tab/>HashMap$Node&lt;K,V&gt; <text:s/>(id=280)<text:tab/></text:p>
      <text:p text:style-name="Standard"><text:tab/><text:tab/><text:tab/><text:tab/>hash<text:tab/>93014780<text:tab/></text:p>
      <text:p text:style-name="Standard"><text:tab/><text:tab/><text:tab/><text:tab/>key<text:tab/>"WordText" (id=189)<text:tab/></text:p>
      <text:p text:style-name="Standard"><text:tab/><text:tab/><text:tab/><text:tab/>next<text:tab/>null<text:tab/></text:p>
      <text:p text:style-name="Standard"><text:tab/><text:tab/><text:tab/><text:tab/>value<text:tab/>"defined" (id=285)<text:tab/></text:p>
      <text:p text:style-name="Standard"><text:tab/><text:tab/>threshold<text:tab/>12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4-10T08:32:21</meta:creation-date>
    <dc:date>2015-04-10T08:41:22</dc:date>
    <dc:creator>amita misra</dc:creator>
    <meta:editing-duration>PT9M1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2" meta:paragraph-count="87" meta:word-count="248" meta:character-count="2789"/>
  </office:meta>
</office:document-meta>
</file>